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6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85.61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74.55pt"/>
    </style:style>
    <style:style style:name="co7" style:family="table-column">
      <style:table-column-properties fo:break-before="auto" style:column-width="84.5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0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/>
          <table:table-cell table:style-name="ce2" office:value-type="string" calcext:value-type="string">
            <text:p>fishing</text:p>
          </table:table-cell>
          <table:table-cell table:style-name="ce2" office:value-type="string" calcext:value-type="string">
            <text:p>soccer</text:p>
          </table:table-cell>
          <table:table-cell table:style-name="ce2" office:value-type="string" calcext:value-type="string">
            <text:p>baseball</text:p>
          </table:table-cell>
          <table:table-cell table:style-name="ce2" office:value-type="string" calcext:value-type="string">
            <text:p>basketball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biking</text:p>
          </table:table-cell>
          <table:table-cell table:style-name="ce2" office:value-type="string" calcext:value-type="string">
            <text:p>swimming</text:p>
          </table:table-cell>
          <table:table-cell table:style-name="ce2" office:value-type="string" calcext:value-type="string">
            <text:p>hockey</text:p>
          </table:table-cell>
          <table:table-cell table:style-name="ce2" office:value-type="string" calcext:value-type="string">
            <text:p>painting</text:p>
          </table:table-cell>
          <table:table-cell table:style-name="ce2" office:value-type="string" calcext:value-type="string">
            <text:p>gardening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one</text:p>
          </table:table-cell>
          <table:table-cell table:style-name="ce3" table:formula="of:=[.A2]&amp;&quot; &quot;&amp;[.B$1]" office:value-type="string" office:string-value="one fishing" calcext:value-type="string">
            <text:p>one fishing</text:p>
          </table:table-cell>
          <table:table-cell table:style-name="ce3" table:formula="of:=[.$A2]&amp;&quot; &quot;&amp;[.C$1]" office:value-type="string" office:string-value="one soccer" calcext:value-type="string">
            <text:p>one soccer</text:p>
          </table:table-cell>
          <table:table-cell table:style-name="ce3" table:formula="of:=[.$A2]&amp;&quot; &quot;&amp;[.D$1]" office:value-type="string" office:string-value="one baseball" calcext:value-type="string">
            <text:p>one baseball</text:p>
          </table:table-cell>
          <table:table-cell table:style-name="ce3" table:formula="of:=[.$A2]&amp;&quot; &quot;&amp;[.E$1]" office:value-type="string" office:string-value="one basketball" calcext:value-type="string">
            <text:p>one basketball</text:p>
          </table:table-cell>
          <table:table-cell table:style-name="ce3" table:formula="of:=[.$A2]&amp;&quot; &quot;&amp;[.F$1]" office:value-type="string" office:string-value="one running" calcext:value-type="string">
            <text:p>one running</text:p>
          </table:table-cell>
          <table:table-cell table:style-name="ce3" table:formula="of:=[.$A2]&amp;&quot; &quot;&amp;[.G$1]" office:value-type="string" office:string-value="one biking" calcext:value-type="string">
            <text:p>one biking</text:p>
          </table:table-cell>
          <table:table-cell table:style-name="ce3" table:formula="of:=[.$A2]&amp;&quot; &quot;&amp;[.H$1]" office:value-type="string" office:string-value="one swimming" calcext:value-type="string">
            <text:p>one swimming</text:p>
          </table:table-cell>
          <table:table-cell table:style-name="ce3" table:formula="of:=[.$A2]&amp;&quot; &quot;&amp;[.I$1]" office:value-type="string" office:string-value="one hockey" calcext:value-type="string">
            <text:p>one hockey</text:p>
          </table:table-cell>
          <table:table-cell table:style-name="ce3" table:formula="of:=[.$A2]&amp;&quot; &quot;&amp;[.J$1]" office:value-type="string" office:string-value="one painting" calcext:value-type="string">
            <text:p>one painting</text:p>
          </table:table-cell>
          <table:table-cell table:style-name="ce3" table:formula="of:=[.$A2]&amp;&quot; &quot;&amp;[.K$1]" office:value-type="string" office:string-value="one gardening" calcext:value-type="string">
            <text:p>one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wo</text:p>
          </table:table-cell>
          <table:table-cell table:style-name="ce3" table:formula="of:=[.A3]&amp;&quot; &quot;&amp;[.B$1]" office:value-type="string" office:string-value="two fishing" calcext:value-type="string">
            <text:p>two fishing</text:p>
          </table:table-cell>
          <table:table-cell table:style-name="ce3" table:formula="of:=[.$A3]&amp;&quot; &quot;&amp;[.C$1]" office:value-type="string" office:string-value="two soccer" calcext:value-type="string">
            <text:p>two soccer</text:p>
          </table:table-cell>
          <table:table-cell table:style-name="ce3" table:formula="of:=[.$A3]&amp;&quot; &quot;&amp;[.D$1]" office:value-type="string" office:string-value="two baseball" calcext:value-type="string">
            <text:p>two baseball</text:p>
          </table:table-cell>
          <table:table-cell table:style-name="ce3" table:formula="of:=[.$A3]&amp;&quot; &quot;&amp;[.E$1]" office:value-type="string" office:string-value="two basketball" calcext:value-type="string">
            <text:p>two basketball</text:p>
          </table:table-cell>
          <table:table-cell table:style-name="ce3" table:formula="of:=[.$A3]&amp;&quot; &quot;&amp;[.F$1]" office:value-type="string" office:string-value="two running" calcext:value-type="string">
            <text:p>two running</text:p>
          </table:table-cell>
          <table:table-cell table:style-name="ce3" table:formula="of:=[.$A3]&amp;&quot; &quot;&amp;[.G$1]" office:value-type="string" office:string-value="two biking" calcext:value-type="string">
            <text:p>two biking</text:p>
          </table:table-cell>
          <table:table-cell table:style-name="ce3" table:formula="of:=[.$A3]&amp;&quot; &quot;&amp;[.H$1]" office:value-type="string" office:string-value="two swimming" calcext:value-type="string">
            <text:p>two swimming</text:p>
          </table:table-cell>
          <table:table-cell table:style-name="ce3" table:formula="of:=[.$A3]&amp;&quot; &quot;&amp;[.I$1]" office:value-type="string" office:string-value="two hockey" calcext:value-type="string">
            <text:p>two hockey</text:p>
          </table:table-cell>
          <table:table-cell table:style-name="ce3" table:formula="of:=[.$A3]&amp;&quot; &quot;&amp;[.J$1]" office:value-type="string" office:string-value="two painting" calcext:value-type="string">
            <text:p>two painting</text:p>
          </table:table-cell>
          <table:table-cell table:style-name="ce3" table:formula="of:=[.$A3]&amp;&quot; &quot;&amp;[.K$1]" office:value-type="string" office:string-value="two gardening" calcext:value-type="string">
            <text:p>two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hree</text:p>
          </table:table-cell>
          <table:table-cell table:style-name="ce3" table:formula="of:=[.A4]&amp;&quot; &quot;&amp;[.B$1]" office:value-type="string" office:string-value="three fishing" calcext:value-type="string">
            <text:p>three fishing</text:p>
          </table:table-cell>
          <table:table-cell table:style-name="ce3" table:formula="of:=[.$A4]&amp;&quot; &quot;&amp;[.C$1]" office:value-type="string" office:string-value="three soccer" calcext:value-type="string">
            <text:p>three soccer</text:p>
          </table:table-cell>
          <table:table-cell table:style-name="ce3" table:formula="of:=[.$A4]&amp;&quot; &quot;&amp;[.D$1]" office:value-type="string" office:string-value="three baseball" calcext:value-type="string">
            <text:p>three baseball</text:p>
          </table:table-cell>
          <table:table-cell table:style-name="ce3" table:formula="of:=[.$A4]&amp;&quot; &quot;&amp;[.E$1]" office:value-type="string" office:string-value="three basketball" calcext:value-type="string">
            <text:p>three basketball</text:p>
          </table:table-cell>
          <table:table-cell table:style-name="ce3" table:formula="of:=[.$A4]&amp;&quot; &quot;&amp;[.F$1]" office:value-type="string" office:string-value="three running" calcext:value-type="string">
            <text:p>three running</text:p>
          </table:table-cell>
          <table:table-cell table:style-name="ce3" table:formula="of:=[.$A4]&amp;&quot; &quot;&amp;[.G$1]" office:value-type="string" office:string-value="three biking" calcext:value-type="string">
            <text:p>three biking</text:p>
          </table:table-cell>
          <table:table-cell table:style-name="ce3" table:formula="of:=[.$A4]&amp;&quot; &quot;&amp;[.H$1]" office:value-type="string" office:string-value="three swimming" calcext:value-type="string">
            <text:p>three swimming</text:p>
          </table:table-cell>
          <table:table-cell table:style-name="ce3" table:formula="of:=[.$A4]&amp;&quot; &quot;&amp;[.I$1]" office:value-type="string" office:string-value="three hockey" calcext:value-type="string">
            <text:p>three hockey</text:p>
          </table:table-cell>
          <table:table-cell table:style-name="ce3" table:formula="of:=[.$A4]&amp;&quot; &quot;&amp;[.J$1]" office:value-type="string" office:string-value="three painting" calcext:value-type="string">
            <text:p>three painting</text:p>
          </table:table-cell>
          <table:table-cell table:style-name="ce3" table:formula="of:=[.$A4]&amp;&quot; &quot;&amp;[.K$1]" office:value-type="string" office:string-value="three gardening" calcext:value-type="string">
            <text:p>three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ur</text:p>
          </table:table-cell>
          <table:table-cell table:style-name="ce3" table:formula="of:=[.A5]&amp;&quot; &quot;&amp;[.B$1]" office:value-type="string" office:string-value="four fishing" calcext:value-type="string">
            <text:p>four fishing</text:p>
          </table:table-cell>
          <table:table-cell table:style-name="ce3" table:formula="of:=[.$A5]&amp;&quot; &quot;&amp;[.C$1]" office:value-type="string" office:string-value="four soccer" calcext:value-type="string">
            <text:p>four soccer</text:p>
          </table:table-cell>
          <table:table-cell table:style-name="ce3" table:formula="of:=[.$A5]&amp;&quot; &quot;&amp;[.D$1]" office:value-type="string" office:string-value="four baseball" calcext:value-type="string">
            <text:p>four baseball</text:p>
          </table:table-cell>
          <table:table-cell table:style-name="ce3" table:formula="of:=[.$A5]&amp;&quot; &quot;&amp;[.E$1]" office:value-type="string" office:string-value="four basketball" calcext:value-type="string">
            <text:p>four basketball</text:p>
          </table:table-cell>
          <table:table-cell table:style-name="ce3" table:formula="of:=[.$A5]&amp;&quot; &quot;&amp;[.F$1]" office:value-type="string" office:string-value="four running" calcext:value-type="string">
            <text:p>four running</text:p>
          </table:table-cell>
          <table:table-cell table:style-name="ce3" table:formula="of:=[.$A5]&amp;&quot; &quot;&amp;[.G$1]" office:value-type="string" office:string-value="four biking" calcext:value-type="string">
            <text:p>four biking</text:p>
          </table:table-cell>
          <table:table-cell table:style-name="ce3" table:formula="of:=[.$A5]&amp;&quot; &quot;&amp;[.H$1]" office:value-type="string" office:string-value="four swimming" calcext:value-type="string">
            <text:p>four swimming</text:p>
          </table:table-cell>
          <table:table-cell table:style-name="ce3" table:formula="of:=[.$A5]&amp;&quot; &quot;&amp;[.I$1]" office:value-type="string" office:string-value="four hockey" calcext:value-type="string">
            <text:p>four hockey</text:p>
          </table:table-cell>
          <table:table-cell table:style-name="ce3" table:formula="of:=[.$A5]&amp;&quot; &quot;&amp;[.J$1]" office:value-type="string" office:string-value="four painting" calcext:value-type="string">
            <text:p>four painting</text:p>
          </table:table-cell>
          <table:table-cell table:style-name="ce3" table:formula="of:=[.$A5]&amp;&quot; &quot;&amp;[.K$1]" office:value-type="string" office:string-value="four gardening" calcext:value-type="string">
            <text:p>four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ve</text:p>
          </table:table-cell>
          <table:table-cell table:style-name="ce3" table:formula="of:=[.A6]&amp;&quot; &quot;&amp;[.B$1]" office:value-type="string" office:string-value="five fishing" calcext:value-type="string">
            <text:p>five fishing</text:p>
          </table:table-cell>
          <table:table-cell table:style-name="ce3" table:formula="of:=[.$A6]&amp;&quot; &quot;&amp;[.C$1]" office:value-type="string" office:string-value="five soccer" calcext:value-type="string">
            <text:p>five soccer</text:p>
          </table:table-cell>
          <table:table-cell table:style-name="ce3" table:formula="of:=[.$A6]&amp;&quot; &quot;&amp;[.D$1]" office:value-type="string" office:string-value="five baseball" calcext:value-type="string">
            <text:p>five baseball</text:p>
          </table:table-cell>
          <table:table-cell table:style-name="ce3" table:formula="of:=[.$A6]&amp;&quot; &quot;&amp;[.E$1]" office:value-type="string" office:string-value="five basketball" calcext:value-type="string">
            <text:p>five basketball</text:p>
          </table:table-cell>
          <table:table-cell table:style-name="ce3" table:formula="of:=[.$A6]&amp;&quot; &quot;&amp;[.F$1]" office:value-type="string" office:string-value="five running" calcext:value-type="string">
            <text:p>five running</text:p>
          </table:table-cell>
          <table:table-cell table:style-name="ce3" table:formula="of:=[.$A6]&amp;&quot; &quot;&amp;[.G$1]" office:value-type="string" office:string-value="five biking" calcext:value-type="string">
            <text:p>five biking</text:p>
          </table:table-cell>
          <table:table-cell table:style-name="ce3" table:formula="of:=[.$A6]&amp;&quot; &quot;&amp;[.H$1]" office:value-type="string" office:string-value="five swimming" calcext:value-type="string">
            <text:p>five swimming</text:p>
          </table:table-cell>
          <table:table-cell table:style-name="ce3" table:formula="of:=[.$A6]&amp;&quot; &quot;&amp;[.I$1]" office:value-type="string" office:string-value="five hockey" calcext:value-type="string">
            <text:p>five hockey</text:p>
          </table:table-cell>
          <table:table-cell table:style-name="ce3" table:formula="of:=[.$A6]&amp;&quot; &quot;&amp;[.J$1]" office:value-type="string" office:string-value="five painting" calcext:value-type="string">
            <text:p>five painting</text:p>
          </table:table-cell>
          <table:table-cell table:style-name="ce3" table:formula="of:=[.$A6]&amp;&quot; &quot;&amp;[.K$1]" office:value-type="string" office:string-value="five gardening" calcext:value-type="string">
            <text:p>five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x</text:p>
          </table:table-cell>
          <table:table-cell table:style-name="ce3" table:formula="of:=[.A7]&amp;&quot; &quot;&amp;[.B$1]" office:value-type="string" office:string-value="six fishing" calcext:value-type="string">
            <text:p>six fishing</text:p>
          </table:table-cell>
          <table:table-cell table:style-name="ce3" table:formula="of:=[.$A7]&amp;&quot; &quot;&amp;[.C$1]" office:value-type="string" office:string-value="six soccer" calcext:value-type="string">
            <text:p>six soccer</text:p>
          </table:table-cell>
          <table:table-cell table:style-name="ce3" table:formula="of:=[.$A7]&amp;&quot; &quot;&amp;[.D$1]" office:value-type="string" office:string-value="six baseball" calcext:value-type="string">
            <text:p>six baseball</text:p>
          </table:table-cell>
          <table:table-cell table:style-name="ce3" table:formula="of:=[.$A7]&amp;&quot; &quot;&amp;[.E$1]" office:value-type="string" office:string-value="six basketball" calcext:value-type="string">
            <text:p>six basketball</text:p>
          </table:table-cell>
          <table:table-cell table:style-name="ce3" table:formula="of:=[.$A7]&amp;&quot; &quot;&amp;[.F$1]" office:value-type="string" office:string-value="six running" calcext:value-type="string">
            <text:p>six running</text:p>
          </table:table-cell>
          <table:table-cell table:style-name="ce3" table:formula="of:=[.$A7]&amp;&quot; &quot;&amp;[.G$1]" office:value-type="string" office:string-value="six biking" calcext:value-type="string">
            <text:p>six biking</text:p>
          </table:table-cell>
          <table:table-cell table:style-name="ce3" table:formula="of:=[.$A7]&amp;&quot; &quot;&amp;[.H$1]" office:value-type="string" office:string-value="six swimming" calcext:value-type="string">
            <text:p>six swimming</text:p>
          </table:table-cell>
          <table:table-cell table:style-name="ce3" table:formula="of:=[.$A7]&amp;&quot; &quot;&amp;[.I$1]" office:value-type="string" office:string-value="six hockey" calcext:value-type="string">
            <text:p>six hockey</text:p>
          </table:table-cell>
          <table:table-cell table:style-name="ce3" table:formula="of:=[.$A7]&amp;&quot; &quot;&amp;[.J$1]" office:value-type="string" office:string-value="six painting" calcext:value-type="string">
            <text:p>six painting</text:p>
          </table:table-cell>
          <table:table-cell table:style-name="ce3" table:formula="of:=[.$A7]&amp;&quot; &quot;&amp;[.K$1]" office:value-type="string" office:string-value="six gardening" calcext:value-type="string">
            <text:p>six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ven</text:p>
          </table:table-cell>
          <table:table-cell table:style-name="ce3" table:formula="of:=[.A8]&amp;&quot; &quot;&amp;[.B$1]" office:value-type="string" office:string-value="seven fishing" calcext:value-type="string">
            <text:p>seven fishing</text:p>
          </table:table-cell>
          <table:table-cell table:style-name="ce3" table:formula="of:=[.$A8]&amp;&quot; &quot;&amp;[.C$1]" office:value-type="string" office:string-value="seven soccer" calcext:value-type="string">
            <text:p>seven soccer</text:p>
          </table:table-cell>
          <table:table-cell table:style-name="ce3" table:formula="of:=[.$A8]&amp;&quot; &quot;&amp;[.D$1]" office:value-type="string" office:string-value="seven baseball" calcext:value-type="string">
            <text:p>seven baseball</text:p>
          </table:table-cell>
          <table:table-cell table:style-name="ce3" table:formula="of:=[.$A8]&amp;&quot; &quot;&amp;[.E$1]" office:value-type="string" office:string-value="seven basketball" calcext:value-type="string">
            <text:p>seven basketball</text:p>
          </table:table-cell>
          <table:table-cell table:style-name="ce3" table:formula="of:=[.$A8]&amp;&quot; &quot;&amp;[.F$1]" office:value-type="string" office:string-value="seven running" calcext:value-type="string">
            <text:p>seven running</text:p>
          </table:table-cell>
          <table:table-cell table:style-name="ce3" table:formula="of:=[.$A8]&amp;&quot; &quot;&amp;[.G$1]" office:value-type="string" office:string-value="seven biking" calcext:value-type="string">
            <text:p>seven biking</text:p>
          </table:table-cell>
          <table:table-cell table:style-name="ce3" table:formula="of:=[.$A8]&amp;&quot; &quot;&amp;[.H$1]" office:value-type="string" office:string-value="seven swimming" calcext:value-type="string">
            <text:p>seven swimming</text:p>
          </table:table-cell>
          <table:table-cell table:style-name="ce3" table:formula="of:=[.$A8]&amp;&quot; &quot;&amp;[.I$1]" office:value-type="string" office:string-value="seven hockey" calcext:value-type="string">
            <text:p>seven hockey</text:p>
          </table:table-cell>
          <table:table-cell table:style-name="ce3" table:formula="of:=[.$A8]&amp;&quot; &quot;&amp;[.J$1]" office:value-type="string" office:string-value="seven painting" calcext:value-type="string">
            <text:p>seven painting</text:p>
          </table:table-cell>
          <table:table-cell table:style-name="ce3" table:formula="of:=[.$A8]&amp;&quot; &quot;&amp;[.K$1]" office:value-type="string" office:string-value="seven gardening" calcext:value-type="string">
            <text:p>seven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ight</text:p>
          </table:table-cell>
          <table:table-cell table:style-name="ce3" table:formula="of:=[.A9]&amp;&quot; &quot;&amp;[.B$1]" office:value-type="string" office:string-value="eight fishing" calcext:value-type="string">
            <text:p>eight fishing</text:p>
          </table:table-cell>
          <table:table-cell table:style-name="ce3" table:formula="of:=[.$A9]&amp;&quot; &quot;&amp;[.C$1]" office:value-type="string" office:string-value="eight soccer" calcext:value-type="string">
            <text:p>eight soccer</text:p>
          </table:table-cell>
          <table:table-cell table:style-name="ce3" table:formula="of:=[.$A9]&amp;&quot; &quot;&amp;[.D$1]" office:value-type="string" office:string-value="eight baseball" calcext:value-type="string">
            <text:p>eight baseball</text:p>
          </table:table-cell>
          <table:table-cell table:style-name="ce3" table:formula="of:=[.$A9]&amp;&quot; &quot;&amp;[.E$1]" office:value-type="string" office:string-value="eight basketball" calcext:value-type="string">
            <text:p>eight basketball</text:p>
          </table:table-cell>
          <table:table-cell table:style-name="ce3" table:formula="of:=[.$A9]&amp;&quot; &quot;&amp;[.F$1]" office:value-type="string" office:string-value="eight running" calcext:value-type="string">
            <text:p>eight running</text:p>
          </table:table-cell>
          <table:table-cell table:style-name="ce3" table:formula="of:=[.$A9]&amp;&quot; &quot;&amp;[.G$1]" office:value-type="string" office:string-value="eight biking" calcext:value-type="string">
            <text:p>eight biking</text:p>
          </table:table-cell>
          <table:table-cell table:style-name="ce3" table:formula="of:=[.$A9]&amp;&quot; &quot;&amp;[.H$1]" office:value-type="string" office:string-value="eight swimming" calcext:value-type="string">
            <text:p>eight swimming</text:p>
          </table:table-cell>
          <table:table-cell table:style-name="ce3" table:formula="of:=[.$A9]&amp;&quot; &quot;&amp;[.I$1]" office:value-type="string" office:string-value="eight hockey" calcext:value-type="string">
            <text:p>eight hockey</text:p>
          </table:table-cell>
          <table:table-cell table:style-name="ce3" table:formula="of:=[.$A9]&amp;&quot; &quot;&amp;[.J$1]" office:value-type="string" office:string-value="eight painting" calcext:value-type="string">
            <text:p>eight painting</text:p>
          </table:table-cell>
          <table:table-cell table:style-name="ce3" table:formula="of:=[.$A9]&amp;&quot; &quot;&amp;[.K$1]" office:value-type="string" office:string-value="eight gardening" calcext:value-type="string">
            <text:p>eight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ine</text:p>
          </table:table-cell>
          <table:table-cell table:style-name="ce3" table:formula="of:=[.A10]&amp;&quot; &quot;&amp;[.B$1]" office:value-type="string" office:string-value="nine fishing" calcext:value-type="string">
            <text:p>nine fishing</text:p>
          </table:table-cell>
          <table:table-cell table:style-name="ce3" table:formula="of:=[.$A10]&amp;&quot; &quot;&amp;[.C$1]" office:value-type="string" office:string-value="nine soccer" calcext:value-type="string">
            <text:p>nine soccer</text:p>
          </table:table-cell>
          <table:table-cell table:style-name="ce3" table:formula="of:=[.$A10]&amp;&quot; &quot;&amp;[.D$1]" office:value-type="string" office:string-value="nine baseball" calcext:value-type="string">
            <text:p>nine baseball</text:p>
          </table:table-cell>
          <table:table-cell table:style-name="ce3" table:formula="of:=[.$A10]&amp;&quot; &quot;&amp;[.E$1]" office:value-type="string" office:string-value="nine basketball" calcext:value-type="string">
            <text:p>nine basketball</text:p>
          </table:table-cell>
          <table:table-cell table:style-name="ce3" table:formula="of:=[.$A10]&amp;&quot; &quot;&amp;[.F$1]" office:value-type="string" office:string-value="nine running" calcext:value-type="string">
            <text:p>nine running</text:p>
          </table:table-cell>
          <table:table-cell table:style-name="ce3" table:formula="of:=[.$A10]&amp;&quot; &quot;&amp;[.G$1]" office:value-type="string" office:string-value="nine biking" calcext:value-type="string">
            <text:p>nine biking</text:p>
          </table:table-cell>
          <table:table-cell table:style-name="ce3" table:formula="of:=[.$A10]&amp;&quot; &quot;&amp;[.H$1]" office:value-type="string" office:string-value="nine swimming" calcext:value-type="string">
            <text:p>nine swimming</text:p>
          </table:table-cell>
          <table:table-cell table:style-name="ce3" table:formula="of:=[.$A10]&amp;&quot; &quot;&amp;[.I$1]" office:value-type="string" office:string-value="nine hockey" calcext:value-type="string">
            <text:p>nine hockey</text:p>
          </table:table-cell>
          <table:table-cell table:style-name="ce3" table:formula="of:=[.$A10]&amp;&quot; &quot;&amp;[.J$1]" office:value-type="string" office:string-value="nine painting" calcext:value-type="string">
            <text:p>nine painting</text:p>
          </table:table-cell>
          <table:table-cell table:style-name="ce3" table:formula="of:=[.$A10]&amp;&quot; &quot;&amp;[.K$1]" office:value-type="string" office:string-value="nine gardening" calcext:value-type="string">
            <text:p>nine garden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n</text:p>
          </table:table-cell>
          <table:table-cell table:style-name="ce3" table:formula="of:=[.A11]&amp;&quot; &quot;&amp;[.B$1]" office:value-type="string" office:string-value="ten fishing" calcext:value-type="string">
            <text:p>ten fishing</text:p>
          </table:table-cell>
          <table:table-cell table:style-name="ce3" table:formula="of:=[.$A11]&amp;&quot; &quot;&amp;[.C$1]" office:value-type="string" office:string-value="ten soccer" calcext:value-type="string">
            <text:p>ten soccer</text:p>
          </table:table-cell>
          <table:table-cell table:style-name="ce3" table:formula="of:=[.$A11]&amp;&quot; &quot;&amp;[.D$1]" office:value-type="string" office:string-value="ten baseball" calcext:value-type="string">
            <text:p>ten baseball</text:p>
          </table:table-cell>
          <table:table-cell table:style-name="ce3" table:formula="of:=[.$A11]&amp;&quot; &quot;&amp;[.E$1]" office:value-type="string" office:string-value="ten basketball" calcext:value-type="string">
            <text:p>ten basketball</text:p>
          </table:table-cell>
          <table:table-cell table:style-name="ce3" table:formula="of:=[.$A11]&amp;&quot; &quot;&amp;[.F$1]" office:value-type="string" office:string-value="ten running" calcext:value-type="string">
            <text:p>ten running</text:p>
          </table:table-cell>
          <table:table-cell table:style-name="ce3" table:formula="of:=[.$A11]&amp;&quot; &quot;&amp;[.G$1]" office:value-type="string" office:string-value="ten biking" calcext:value-type="string">
            <text:p>ten biking</text:p>
          </table:table-cell>
          <table:table-cell table:style-name="ce3" table:formula="of:=[.$A11]&amp;&quot; &quot;&amp;[.H$1]" office:value-type="string" office:string-value="ten swimming" calcext:value-type="string">
            <text:p>ten swimming</text:p>
          </table:table-cell>
          <table:table-cell table:style-name="ce3" table:formula="of:=[.$A11]&amp;&quot; &quot;&amp;[.I$1]" office:value-type="string" office:string-value="ten hockey" calcext:value-type="string">
            <text:p>ten hockey</text:p>
          </table:table-cell>
          <table:table-cell table:style-name="ce3" table:formula="of:=[.$A11]&amp;&quot; &quot;&amp;[.J$1]" office:value-type="string" office:string-value="ten painting" calcext:value-type="string">
            <text:p>ten painting</text:p>
          </table:table-cell>
          <table:table-cell table:style-name="ce3" table:formula="of:=[.$A11]&amp;&quot; &quot;&amp;[.K$1]" office:value-type="string" office:string-value="ten gardening" calcext:value-type="string">
            <text:p>ten gardening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4" table:formula="of:=[.A2]" office:value-type="string" office:string-value="one" calcext:value-type="string">
            <text:p>one</text:p>
          </table:table-cell>
          <table:table-cell table:style-name="ce4" table:formula="of:=[.A3]" office:value-type="string" office:string-value="two" calcext:value-type="string">
            <text:p>two</text:p>
          </table:table-cell>
          <table:table-cell table:style-name="ce4" table:formula="of:=[.A4]" office:value-type="string" office:string-value="three" calcext:value-type="string">
            <text:p>three</text:p>
          </table:table-cell>
          <table:table-cell table:style-name="ce4" table:formula="of:=[.A5]" office:value-type="string" office:string-value="four" calcext:value-type="string">
            <text:p>four</text:p>
          </table:table-cell>
          <table:table-cell table:style-name="ce4" table:formula="of:=[.A6]" office:value-type="string" office:string-value="five" calcext:value-type="string">
            <text:p>five</text:p>
          </table:table-cell>
          <table:table-cell table:style-name="ce4" table:formula="of:=[.A7]" office:value-type="string" office:string-value="six" calcext:value-type="string">
            <text:p>six</text:p>
          </table:table-cell>
          <table:table-cell table:style-name="ce4" table:formula="of:=[.A8]" office:value-type="string" office:string-value="seven" calcext:value-type="string">
            <text:p>seven</text:p>
          </table:table-cell>
          <table:table-cell table:style-name="ce4" table:formula="of:=[.A9]" office:value-type="string" office:string-value="eight" calcext:value-type="string">
            <text:p>eight</text:p>
          </table:table-cell>
          <table:table-cell table:style-name="ce4" table:formula="of:=[.A10]" office:value-type="string" office:string-value="nine" calcext:value-type="string">
            <text:p>nine</text:p>
          </table:table-cell>
          <table:table-cell table:style-name="ce4" table:formula="of:=[.A11]" office:value-type="string" office:string-value="ten" calcext:value-type="string">
            <text:p>ten</text:p>
          </table:table-cell>
          <table:table-cell table:style-name="ce1" table:number-columns-repeated="1013"/>
        </table:table-row>
        <table:table-row table:style-name="ro1">
          <table:table-cell table:style-name="ce2" table:formula="of:=[.B1]" office:value-type="string" office:string-value="fishing" calcext:value-type="string">
            <text:p>fishing</text:p>
          </table:table-cell>
          <table:table-cell table:style-name="ce5" table:formula="of:=[.$A15]&amp;&quot; &quot;&amp;[.B$14]" office:value-type="string" office:string-value="fishing one" calcext:value-type="string">
            <text:p>fishing one</text:p>
          </table:table-cell>
          <table:table-cell table:style-name="ce5" table:formula="of:=[.$A15]&amp;&quot; &quot;&amp;[.C$14]" office:value-type="string" office:string-value="fishing two" calcext:value-type="string">
            <text:p>fishing two</text:p>
          </table:table-cell>
          <table:table-cell table:style-name="ce5" table:formula="of:=[.$A15]&amp;&quot; &quot;&amp;[.D$14]" office:value-type="string" office:string-value="fishing three" calcext:value-type="string">
            <text:p>fishing three</text:p>
          </table:table-cell>
          <table:table-cell table:style-name="ce5" table:formula="of:=[.$A15]&amp;&quot; &quot;&amp;[.E$14]" office:value-type="string" office:string-value="fishing four" calcext:value-type="string">
            <text:p>fishing four</text:p>
          </table:table-cell>
          <table:table-cell table:style-name="ce5" table:formula="of:=[.$A15]&amp;&quot; &quot;&amp;[.F$14]" office:value-type="string" office:string-value="fishing five" calcext:value-type="string">
            <text:p>fishing five</text:p>
          </table:table-cell>
          <table:table-cell table:style-name="ce5" table:formula="of:=[.$A15]&amp;&quot; &quot;&amp;[.G$14]" office:value-type="string" office:string-value="fishing six" calcext:value-type="string">
            <text:p>fishing six</text:p>
          </table:table-cell>
          <table:table-cell table:style-name="ce5" table:formula="of:=[.$A15]&amp;&quot; &quot;&amp;[.H$14]" office:value-type="string" office:string-value="fishing seven" calcext:value-type="string">
            <text:p>fishing seven</text:p>
          </table:table-cell>
          <table:table-cell table:style-name="ce5" table:formula="of:=[.$A15]&amp;&quot; &quot;&amp;[.I$14]" office:value-type="string" office:string-value="fishing eight" calcext:value-type="string">
            <text:p>fishing eight</text:p>
          </table:table-cell>
          <table:table-cell table:style-name="ce5" table:formula="of:=[.$A15]&amp;&quot; &quot;&amp;[.J$14]" office:value-type="string" office:string-value="fishing nine" calcext:value-type="string">
            <text:p>fishing nine</text:p>
          </table:table-cell>
          <table:table-cell table:style-name="ce5" table:formula="of:=[.$A15]&amp;&quot; &quot;&amp;[.K$14]" office:value-type="string" office:string-value="fishing ten" calcext:value-type="string">
            <text:p>fishing ten</text:p>
          </table:table-cell>
          <table:table-cell table:number-columns-repeated="1013"/>
        </table:table-row>
        <table:table-row table:style-name="ro1">
          <table:table-cell table:style-name="ce2" table:formula="of:=[.C1]" office:value-type="string" office:string-value="soccer" calcext:value-type="string">
            <text:p>soccer</text:p>
          </table:table-cell>
          <table:table-cell table:style-name="ce5" table:formula="of:=[.$A16]&amp;&quot; &quot;&amp;[.B$14]" office:value-type="string" office:string-value="soccer one" calcext:value-type="string">
            <text:p>soccer one</text:p>
          </table:table-cell>
          <table:table-cell table:style-name="ce5" table:formula="of:=[.$A16]&amp;&quot; &quot;&amp;[.C$14]" office:value-type="string" office:string-value="soccer two" calcext:value-type="string">
            <text:p>soccer two</text:p>
          </table:table-cell>
          <table:table-cell table:style-name="ce5" table:formula="of:=[.$A16]&amp;&quot; &quot;&amp;[.D$14]" office:value-type="string" office:string-value="soccer three" calcext:value-type="string">
            <text:p>soccer three</text:p>
          </table:table-cell>
          <table:table-cell table:style-name="ce5" table:formula="of:=[.$A16]&amp;&quot; &quot;&amp;[.E$14]" office:value-type="string" office:string-value="soccer four" calcext:value-type="string">
            <text:p>soccer four</text:p>
          </table:table-cell>
          <table:table-cell table:style-name="ce5" table:formula="of:=[.$A16]&amp;&quot; &quot;&amp;[.F$14]" office:value-type="string" office:string-value="soccer five" calcext:value-type="string">
            <text:p>soccer five</text:p>
          </table:table-cell>
          <table:table-cell table:style-name="ce5" table:formula="of:=[.$A16]&amp;&quot; &quot;&amp;[.G$14]" office:value-type="string" office:string-value="soccer six" calcext:value-type="string">
            <text:p>soccer six</text:p>
          </table:table-cell>
          <table:table-cell table:style-name="ce5" table:formula="of:=[.$A16]&amp;&quot; &quot;&amp;[.H$14]" office:value-type="string" office:string-value="soccer seven" calcext:value-type="string">
            <text:p>soccer seven</text:p>
          </table:table-cell>
          <table:table-cell table:style-name="ce5" table:formula="of:=[.$A16]&amp;&quot; &quot;&amp;[.I$14]" office:value-type="string" office:string-value="soccer eight" calcext:value-type="string">
            <text:p>soccer eight</text:p>
          </table:table-cell>
          <table:table-cell table:style-name="ce5" table:formula="of:=[.$A16]&amp;&quot; &quot;&amp;[.J$14]" office:value-type="string" office:string-value="soccer nine" calcext:value-type="string">
            <text:p>soccer nine</text:p>
          </table:table-cell>
          <table:table-cell table:style-name="ce5" table:formula="of:=[.$A16]&amp;&quot; &quot;&amp;[.K$14]" office:value-type="string" office:string-value="soccer ten" calcext:value-type="string">
            <text:p>soccer ten</text:p>
          </table:table-cell>
          <table:table-cell table:number-columns-repeated="1013"/>
        </table:table-row>
        <table:table-row table:style-name="ro1">
          <table:table-cell table:style-name="ce2" table:formula="of:=[.D1]" office:value-type="string" office:string-value="baseball" calcext:value-type="string">
            <text:p>baseball</text:p>
          </table:table-cell>
          <table:table-cell table:style-name="ce5" table:formula="of:=[.$A17]&amp;&quot; &quot;&amp;[.B$14]" office:value-type="string" office:string-value="baseball one" calcext:value-type="string">
            <text:p>baseball one</text:p>
          </table:table-cell>
          <table:table-cell table:style-name="ce5" table:formula="of:=[.$A17]&amp;&quot; &quot;&amp;[.C$14]" office:value-type="string" office:string-value="baseball two" calcext:value-type="string">
            <text:p>baseball two</text:p>
          </table:table-cell>
          <table:table-cell table:style-name="ce5" table:formula="of:=[.$A17]&amp;&quot; &quot;&amp;[.D$14]" office:value-type="string" office:string-value="baseball three" calcext:value-type="string">
            <text:p>baseball three</text:p>
          </table:table-cell>
          <table:table-cell table:style-name="ce5" table:formula="of:=[.$A17]&amp;&quot; &quot;&amp;[.E$14]" office:value-type="string" office:string-value="baseball four" calcext:value-type="string">
            <text:p>baseball four</text:p>
          </table:table-cell>
          <table:table-cell table:style-name="ce5" table:formula="of:=[.$A17]&amp;&quot; &quot;&amp;[.F$14]" office:value-type="string" office:string-value="baseball five" calcext:value-type="string">
            <text:p>baseball five</text:p>
          </table:table-cell>
          <table:table-cell table:style-name="ce5" table:formula="of:=[.$A17]&amp;&quot; &quot;&amp;[.G$14]" office:value-type="string" office:string-value="baseball six" calcext:value-type="string">
            <text:p>baseball six</text:p>
          </table:table-cell>
          <table:table-cell table:style-name="ce5" table:formula="of:=[.$A17]&amp;&quot; &quot;&amp;[.H$14]" office:value-type="string" office:string-value="baseball seven" calcext:value-type="string">
            <text:p>baseball seven</text:p>
          </table:table-cell>
          <table:table-cell table:style-name="ce5" table:formula="of:=[.$A17]&amp;&quot; &quot;&amp;[.I$14]" office:value-type="string" office:string-value="baseball eight" calcext:value-type="string">
            <text:p>baseball eight</text:p>
          </table:table-cell>
          <table:table-cell table:style-name="ce5" table:formula="of:=[.$A17]&amp;&quot; &quot;&amp;[.J$14]" office:value-type="string" office:string-value="baseball nine" calcext:value-type="string">
            <text:p>baseball nine</text:p>
          </table:table-cell>
          <table:table-cell table:style-name="ce5" table:formula="of:=[.$A17]&amp;&quot; &quot;&amp;[.K$14]" office:value-type="string" office:string-value="baseball ten" calcext:value-type="string">
            <text:p>baseball ten</text:p>
          </table:table-cell>
          <table:table-cell table:number-columns-repeated="1013"/>
        </table:table-row>
        <table:table-row table:style-name="ro1">
          <table:table-cell table:style-name="ce2" table:formula="of:=[.E1]" office:value-type="string" office:string-value="basketball" calcext:value-type="string">
            <text:p>basketball</text:p>
          </table:table-cell>
          <table:table-cell table:style-name="ce5" table:formula="of:=[.$A18]&amp;&quot; &quot;&amp;[.B$14]" office:value-type="string" office:string-value="basketball one" calcext:value-type="string">
            <text:p>basketball one</text:p>
          </table:table-cell>
          <table:table-cell table:style-name="ce5" table:formula="of:=[.$A18]&amp;&quot; &quot;&amp;[.C$14]" office:value-type="string" office:string-value="basketball two" calcext:value-type="string">
            <text:p>basketball two</text:p>
          </table:table-cell>
          <table:table-cell table:style-name="ce5" table:formula="of:=[.$A18]&amp;&quot; &quot;&amp;[.D$14]" office:value-type="string" office:string-value="basketball three" calcext:value-type="string">
            <text:p>basketball three</text:p>
          </table:table-cell>
          <table:table-cell table:style-name="ce5" table:formula="of:=[.$A18]&amp;&quot; &quot;&amp;[.E$14]" office:value-type="string" office:string-value="basketball four" calcext:value-type="string">
            <text:p>basketball four</text:p>
          </table:table-cell>
          <table:table-cell table:style-name="ce5" table:formula="of:=[.$A18]&amp;&quot; &quot;&amp;[.F$14]" office:value-type="string" office:string-value="basketball five" calcext:value-type="string">
            <text:p>basketball five</text:p>
          </table:table-cell>
          <table:table-cell table:style-name="ce5" table:formula="of:=[.$A18]&amp;&quot; &quot;&amp;[.G$14]" office:value-type="string" office:string-value="basketball six" calcext:value-type="string">
            <text:p>basketball six</text:p>
          </table:table-cell>
          <table:table-cell table:style-name="ce5" table:formula="of:=[.$A18]&amp;&quot; &quot;&amp;[.H$14]" office:value-type="string" office:string-value="basketball seven" calcext:value-type="string">
            <text:p>basketball seven</text:p>
          </table:table-cell>
          <table:table-cell table:style-name="ce5" table:formula="of:=[.$A18]&amp;&quot; &quot;&amp;[.I$14]" office:value-type="string" office:string-value="basketball eight" calcext:value-type="string">
            <text:p>basketball eight</text:p>
          </table:table-cell>
          <table:table-cell table:style-name="ce5" table:formula="of:=[.$A18]&amp;&quot; &quot;&amp;[.J$14]" office:value-type="string" office:string-value="basketball nine" calcext:value-type="string">
            <text:p>basketball nine</text:p>
          </table:table-cell>
          <table:table-cell table:style-name="ce5" table:formula="of:=[.$A18]&amp;&quot; &quot;&amp;[.K$14]" office:value-type="string" office:string-value="basketball ten" calcext:value-type="string">
            <text:p>basketball ten</text:p>
          </table:table-cell>
          <table:table-cell table:number-columns-repeated="1013"/>
        </table:table-row>
        <table:table-row table:style-name="ro1">
          <table:table-cell table:style-name="ce2" table:formula="of:=[.F1]" office:value-type="string" office:string-value="running" calcext:value-type="string">
            <text:p>running</text:p>
          </table:table-cell>
          <table:table-cell table:style-name="ce5" table:formula="of:=[.$A19]&amp;&quot; &quot;&amp;[.B$14]" office:value-type="string" office:string-value="running one" calcext:value-type="string">
            <text:p>running one</text:p>
          </table:table-cell>
          <table:table-cell table:style-name="ce5" table:formula="of:=[.$A19]&amp;&quot; &quot;&amp;[.C$14]" office:value-type="string" office:string-value="running two" calcext:value-type="string">
            <text:p>running two</text:p>
          </table:table-cell>
          <table:table-cell table:style-name="ce5" table:formula="of:=[.$A19]&amp;&quot; &quot;&amp;[.D$14]" office:value-type="string" office:string-value="running three" calcext:value-type="string">
            <text:p>running three</text:p>
          </table:table-cell>
          <table:table-cell table:style-name="ce5" table:formula="of:=[.$A19]&amp;&quot; &quot;&amp;[.E$14]" office:value-type="string" office:string-value="running four" calcext:value-type="string">
            <text:p>running four</text:p>
          </table:table-cell>
          <table:table-cell table:style-name="ce5" table:formula="of:=[.$A19]&amp;&quot; &quot;&amp;[.F$14]" office:value-type="string" office:string-value="running five" calcext:value-type="string">
            <text:p>running five</text:p>
          </table:table-cell>
          <table:table-cell table:style-name="ce5" table:formula="of:=[.$A19]&amp;&quot; &quot;&amp;[.G$14]" office:value-type="string" office:string-value="running six" calcext:value-type="string">
            <text:p>running six</text:p>
          </table:table-cell>
          <table:table-cell table:style-name="ce5" table:formula="of:=[.$A19]&amp;&quot; &quot;&amp;[.H$14]" office:value-type="string" office:string-value="running seven" calcext:value-type="string">
            <text:p>running seven</text:p>
          </table:table-cell>
          <table:table-cell table:style-name="ce5" table:formula="of:=[.$A19]&amp;&quot; &quot;&amp;[.I$14]" office:value-type="string" office:string-value="running eight" calcext:value-type="string">
            <text:p>running eight</text:p>
          </table:table-cell>
          <table:table-cell table:style-name="ce5" table:formula="of:=[.$A19]&amp;&quot; &quot;&amp;[.J$14]" office:value-type="string" office:string-value="running nine" calcext:value-type="string">
            <text:p>running nine</text:p>
          </table:table-cell>
          <table:table-cell table:style-name="ce5" table:formula="of:=[.$A19]&amp;&quot; &quot;&amp;[.K$14]" office:value-type="string" office:string-value="running ten" calcext:value-type="string">
            <text:p>running ten</text:p>
          </table:table-cell>
          <table:table-cell table:number-columns-repeated="1013"/>
        </table:table-row>
        <table:table-row table:style-name="ro1">
          <table:table-cell table:style-name="ce2" table:formula="of:=[.G1]" office:value-type="string" office:string-value="biking" calcext:value-type="string">
            <text:p>biking</text:p>
          </table:table-cell>
          <table:table-cell table:style-name="ce5" table:formula="of:=[.$A20]&amp;&quot; &quot;&amp;[.B$14]" office:value-type="string" office:string-value="biking one" calcext:value-type="string">
            <text:p>biking one</text:p>
          </table:table-cell>
          <table:table-cell table:style-name="ce5" table:formula="of:=[.$A20]&amp;&quot; &quot;&amp;[.C$14]" office:value-type="string" office:string-value="biking two" calcext:value-type="string">
            <text:p>biking two</text:p>
          </table:table-cell>
          <table:table-cell table:style-name="ce5" table:formula="of:=[.$A20]&amp;&quot; &quot;&amp;[.D$14]" office:value-type="string" office:string-value="biking three" calcext:value-type="string">
            <text:p>biking three</text:p>
          </table:table-cell>
          <table:table-cell table:style-name="ce5" table:formula="of:=[.$A20]&amp;&quot; &quot;&amp;[.E$14]" office:value-type="string" office:string-value="biking four" calcext:value-type="string">
            <text:p>biking four</text:p>
          </table:table-cell>
          <table:table-cell table:style-name="ce5" table:formula="of:=[.$A20]&amp;&quot; &quot;&amp;[.F$14]" office:value-type="string" office:string-value="biking five" calcext:value-type="string">
            <text:p>biking five</text:p>
          </table:table-cell>
          <table:table-cell table:style-name="ce5" table:formula="of:=[.$A20]&amp;&quot; &quot;&amp;[.G$14]" office:value-type="string" office:string-value="biking six" calcext:value-type="string">
            <text:p>biking six</text:p>
          </table:table-cell>
          <table:table-cell table:style-name="ce5" table:formula="of:=[.$A20]&amp;&quot; &quot;&amp;[.H$14]" office:value-type="string" office:string-value="biking seven" calcext:value-type="string">
            <text:p>biking seven</text:p>
          </table:table-cell>
          <table:table-cell table:style-name="ce5" table:formula="of:=[.$A20]&amp;&quot; &quot;&amp;[.I$14]" office:value-type="string" office:string-value="biking eight" calcext:value-type="string">
            <text:p>biking eight</text:p>
          </table:table-cell>
          <table:table-cell table:style-name="ce5" table:formula="of:=[.$A20]&amp;&quot; &quot;&amp;[.J$14]" office:value-type="string" office:string-value="biking nine" calcext:value-type="string">
            <text:p>biking nine</text:p>
          </table:table-cell>
          <table:table-cell table:style-name="ce5" table:formula="of:=[.$A20]&amp;&quot; &quot;&amp;[.K$14]" office:value-type="string" office:string-value="biking ten" calcext:value-type="string">
            <text:p>biking ten</text:p>
          </table:table-cell>
          <table:table-cell table:number-columns-repeated="1013"/>
        </table:table-row>
        <table:table-row table:style-name="ro1">
          <table:table-cell table:style-name="ce2" table:formula="of:=[.H1]" office:value-type="string" office:string-value="swimming" calcext:value-type="string">
            <text:p>swimming</text:p>
          </table:table-cell>
          <table:table-cell table:style-name="ce5" table:formula="of:=[.$A21]&amp;&quot; &quot;&amp;[.B$14]" office:value-type="string" office:string-value="swimming one" calcext:value-type="string">
            <text:p>swimming one</text:p>
          </table:table-cell>
          <table:table-cell table:style-name="ce5" table:formula="of:=[.$A21]&amp;&quot; &quot;&amp;[.C$14]" office:value-type="string" office:string-value="swimming two" calcext:value-type="string">
            <text:p>swimming two</text:p>
          </table:table-cell>
          <table:table-cell table:style-name="ce5" table:formula="of:=[.$A21]&amp;&quot; &quot;&amp;[.D$14]" office:value-type="string" office:string-value="swimming three" calcext:value-type="string">
            <text:p>swimming three</text:p>
          </table:table-cell>
          <table:table-cell table:style-name="ce5" table:formula="of:=[.$A21]&amp;&quot; &quot;&amp;[.E$14]" office:value-type="string" office:string-value="swimming four" calcext:value-type="string">
            <text:p>swimming four</text:p>
          </table:table-cell>
          <table:table-cell table:style-name="ce5" table:formula="of:=[.$A21]&amp;&quot; &quot;&amp;[.F$14]" office:value-type="string" office:string-value="swimming five" calcext:value-type="string">
            <text:p>swimming five</text:p>
          </table:table-cell>
          <table:table-cell table:style-name="ce5" table:formula="of:=[.$A21]&amp;&quot; &quot;&amp;[.G$14]" office:value-type="string" office:string-value="swimming six" calcext:value-type="string">
            <text:p>swimming six</text:p>
          </table:table-cell>
          <table:table-cell table:style-name="ce5" table:formula="of:=[.$A21]&amp;&quot; &quot;&amp;[.H$14]" office:value-type="string" office:string-value="swimming seven" calcext:value-type="string">
            <text:p>swimming seven</text:p>
          </table:table-cell>
          <table:table-cell table:style-name="ce5" table:formula="of:=[.$A21]&amp;&quot; &quot;&amp;[.I$14]" office:value-type="string" office:string-value="swimming eight" calcext:value-type="string">
            <text:p>swimming eight</text:p>
          </table:table-cell>
          <table:table-cell table:style-name="ce5" table:formula="of:=[.$A21]&amp;&quot; &quot;&amp;[.J$14]" office:value-type="string" office:string-value="swimming nine" calcext:value-type="string">
            <text:p>swimming nine</text:p>
          </table:table-cell>
          <table:table-cell table:style-name="ce5" table:formula="of:=[.$A21]&amp;&quot; &quot;&amp;[.K$14]" office:value-type="string" office:string-value="swimming ten" calcext:value-type="string">
            <text:p>swimming ten</text:p>
          </table:table-cell>
          <table:table-cell table:number-columns-repeated="1013"/>
        </table:table-row>
        <table:table-row table:style-name="ro1">
          <table:table-cell table:style-name="ce2" table:formula="of:=[.I1]" office:value-type="string" office:string-value="hockey" calcext:value-type="string">
            <text:p>hockey</text:p>
          </table:table-cell>
          <table:table-cell table:style-name="ce5" table:formula="of:=[.$A22]&amp;&quot; &quot;&amp;[.B$14]" office:value-type="string" office:string-value="hockey one" calcext:value-type="string">
            <text:p>hockey one</text:p>
          </table:table-cell>
          <table:table-cell table:style-name="ce5" table:formula="of:=[.$A22]&amp;&quot; &quot;&amp;[.C$14]" office:value-type="string" office:string-value="hockey two" calcext:value-type="string">
            <text:p>hockey two</text:p>
          </table:table-cell>
          <table:table-cell table:style-name="ce5" table:formula="of:=[.$A22]&amp;&quot; &quot;&amp;[.D$14]" office:value-type="string" office:string-value="hockey three" calcext:value-type="string">
            <text:p>hockey three</text:p>
          </table:table-cell>
          <table:table-cell table:style-name="ce5" table:formula="of:=[.$A22]&amp;&quot; &quot;&amp;[.E$14]" office:value-type="string" office:string-value="hockey four" calcext:value-type="string">
            <text:p>hockey four</text:p>
          </table:table-cell>
          <table:table-cell table:style-name="ce5" table:formula="of:=[.$A22]&amp;&quot; &quot;&amp;[.F$14]" office:value-type="string" office:string-value="hockey five" calcext:value-type="string">
            <text:p>hockey five</text:p>
          </table:table-cell>
          <table:table-cell table:style-name="ce5" table:formula="of:=[.$A22]&amp;&quot; &quot;&amp;[.G$14]" office:value-type="string" office:string-value="hockey six" calcext:value-type="string">
            <text:p>hockey six</text:p>
          </table:table-cell>
          <table:table-cell table:style-name="ce5" table:formula="of:=[.$A22]&amp;&quot; &quot;&amp;[.H$14]" office:value-type="string" office:string-value="hockey seven" calcext:value-type="string">
            <text:p>hockey seven</text:p>
          </table:table-cell>
          <table:table-cell table:style-name="ce5" table:formula="of:=[.$A22]&amp;&quot; &quot;&amp;[.I$14]" office:value-type="string" office:string-value="hockey eight" calcext:value-type="string">
            <text:p>hockey eight</text:p>
          </table:table-cell>
          <table:table-cell table:style-name="ce5" table:formula="of:=[.$A22]&amp;&quot; &quot;&amp;[.J$14]" office:value-type="string" office:string-value="hockey nine" calcext:value-type="string">
            <text:p>hockey nine</text:p>
          </table:table-cell>
          <table:table-cell table:style-name="ce5" table:formula="of:=[.$A22]&amp;&quot; &quot;&amp;[.K$14]" office:value-type="string" office:string-value="hockey ten" calcext:value-type="string">
            <text:p>hockey ten</text:p>
          </table:table-cell>
          <table:table-cell table:number-columns-repeated="1013"/>
        </table:table-row>
        <table:table-row table:style-name="ro1">
          <table:table-cell table:style-name="ce2" table:formula="of:=[.J1]" office:value-type="string" office:string-value="painting" calcext:value-type="string">
            <text:p>painting</text:p>
          </table:table-cell>
          <table:table-cell table:style-name="ce5" table:formula="of:=[.$A23]&amp;&quot; &quot;&amp;[.B$14]" office:value-type="string" office:string-value="painting one" calcext:value-type="string">
            <text:p>painting one</text:p>
          </table:table-cell>
          <table:table-cell table:style-name="ce5" table:formula="of:=[.$A23]&amp;&quot; &quot;&amp;[.C$14]" office:value-type="string" office:string-value="painting two" calcext:value-type="string">
            <text:p>painting two</text:p>
          </table:table-cell>
          <table:table-cell table:style-name="ce5" table:formula="of:=[.$A23]&amp;&quot; &quot;&amp;[.D$14]" office:value-type="string" office:string-value="painting three" calcext:value-type="string">
            <text:p>painting three</text:p>
          </table:table-cell>
          <table:table-cell table:style-name="ce5" table:formula="of:=[.$A23]&amp;&quot; &quot;&amp;[.E$14]" office:value-type="string" office:string-value="painting four" calcext:value-type="string">
            <text:p>painting four</text:p>
          </table:table-cell>
          <table:table-cell table:style-name="ce5" table:formula="of:=[.$A23]&amp;&quot; &quot;&amp;[.F$14]" office:value-type="string" office:string-value="painting five" calcext:value-type="string">
            <text:p>painting five</text:p>
          </table:table-cell>
          <table:table-cell table:style-name="ce5" table:formula="of:=[.$A23]&amp;&quot; &quot;&amp;[.G$14]" office:value-type="string" office:string-value="painting six" calcext:value-type="string">
            <text:p>painting six</text:p>
          </table:table-cell>
          <table:table-cell table:style-name="ce5" table:formula="of:=[.$A23]&amp;&quot; &quot;&amp;[.H$14]" office:value-type="string" office:string-value="painting seven" calcext:value-type="string">
            <text:p>painting seven</text:p>
          </table:table-cell>
          <table:table-cell table:style-name="ce5" table:formula="of:=[.$A23]&amp;&quot; &quot;&amp;[.I$14]" office:value-type="string" office:string-value="painting eight" calcext:value-type="string">
            <text:p>painting eight</text:p>
          </table:table-cell>
          <table:table-cell table:style-name="ce5" table:formula="of:=[.$A23]&amp;&quot; &quot;&amp;[.J$14]" office:value-type="string" office:string-value="painting nine" calcext:value-type="string">
            <text:p>painting nine</text:p>
          </table:table-cell>
          <table:table-cell table:style-name="ce5" table:formula="of:=[.$A23]&amp;&quot; &quot;&amp;[.K$14]" office:value-type="string" office:string-value="painting ten" calcext:value-type="string">
            <text:p>painting ten</text:p>
          </table:table-cell>
          <table:table-cell table:number-columns-repeated="1013"/>
        </table:table-row>
        <table:table-row table:style-name="ro1">
          <table:table-cell table:style-name="ce2" table:formula="of:=[.K1]" office:value-type="string" office:string-value="gardening" calcext:value-type="string">
            <text:p>gardening</text:p>
          </table:table-cell>
          <table:table-cell table:style-name="ce5" table:formula="of:=[.$A24]&amp;&quot; &quot;&amp;[.B$14]" office:value-type="string" office:string-value="gardening one" calcext:value-type="string">
            <text:p>gardening one</text:p>
          </table:table-cell>
          <table:table-cell table:style-name="ce5" table:formula="of:=[.$A24]&amp;&quot; &quot;&amp;[.C$14]" office:value-type="string" office:string-value="gardening two" calcext:value-type="string">
            <text:p>gardening two</text:p>
          </table:table-cell>
          <table:table-cell table:style-name="ce5" table:formula="of:=[.$A24]&amp;&quot; &quot;&amp;[.D$14]" office:value-type="string" office:string-value="gardening three" calcext:value-type="string">
            <text:p>gardening three</text:p>
          </table:table-cell>
          <table:table-cell table:style-name="ce5" table:formula="of:=[.$A24]&amp;&quot; &quot;&amp;[.E$14]" office:value-type="string" office:string-value="gardening four" calcext:value-type="string">
            <text:p>gardening four</text:p>
          </table:table-cell>
          <table:table-cell table:style-name="ce5" table:formula="of:=[.$A24]&amp;&quot; &quot;&amp;[.F$14]" office:value-type="string" office:string-value="gardening five" calcext:value-type="string">
            <text:p>gardening five</text:p>
          </table:table-cell>
          <table:table-cell table:style-name="ce5" table:formula="of:=[.$A24]&amp;&quot; &quot;&amp;[.G$14]" office:value-type="string" office:string-value="gardening six" calcext:value-type="string">
            <text:p>gardening six</text:p>
          </table:table-cell>
          <table:table-cell table:style-name="ce5" table:formula="of:=[.$A24]&amp;&quot; &quot;&amp;[.H$14]" office:value-type="string" office:string-value="gardening seven" calcext:value-type="string">
            <text:p>gardening seven</text:p>
          </table:table-cell>
          <table:table-cell table:style-name="ce5" table:formula="of:=[.$A24]&amp;&quot; &quot;&amp;[.I$14]" office:value-type="string" office:string-value="gardening eight" calcext:value-type="string">
            <text:p>gardening eight</text:p>
          </table:table-cell>
          <table:table-cell table:style-name="ce5" table:formula="of:=[.$A24]&amp;&quot; &quot;&amp;[.J$14]" office:value-type="string" office:string-value="gardening nine" calcext:value-type="string">
            <text:p>gardening nine</text:p>
          </table:table-cell>
          <table:table-cell table:style-name="ce5" table:formula="of:=[.$A24]&amp;&quot; &quot;&amp;[.K$14]" office:value-type="string" office:string-value="gardening ten" calcext:value-type="string">
            <text:p>gardening ten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49:16.795528774</meta:creation-date>
    <dc:date>2017-03-08T12:21:25.036149013</dc:date>
    <meta:editing-duration>PT2H10M</meta:editing-duration>
    <meta:editing-cycles>1</meta:editing-cycles>
    <meta:document-statistic meta:table-count="1" meta:cell-count="240" meta:object-count="0"/>
    <meta:generator>LibreOffice/5.1.6.2$Linux_X86_64 LibreOffice_project/10m0$Build-2</meta:generator>
  </office:meta>
</office:document-meta>
</file>